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ecyclable-and-low-fat-products/" text:style-name="Internet_20_link" text:visited-style-name="Visited_20_Internet_20_Link"><text:span text:style-name="T1">1757. Recyclable and Low Fat Products</text:span></text:a></text:p>
      <text:section text:style-name="Sect1" text:name="headlessui-popover-button-:rb:">
        <text:p text:style-name="Standard"/>
      </text:section>
      <text:p text:style-name="P5">Easy</text:p>
      <text:p text:style-name="P5">1.3K</text:p>
      <text:p text:style-name="P5">88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5">Companies</text:p>
      <text:p text:style-name="P5">SQL Schema</text:p>
      <text:p text:style-name="Horizontal_20_Line"/>
      <text:p text:style-name="P6">Pandas Schema</text:p>
      <text:p text:style-name="Horizontal_20_Line"/>
      <text:p text:style-name="P8"><text:span text:style-name="T1">Table: </text:span><text:span text:style-name="Source_20_Text"><text:span text:style-name="T2">Product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product_id <text:s/>| int <text:s text:c="4"/>|</text:p>
      <text:p text:style-name="P2">| low_fats <text:s text:c="3"/>| enum <text:s text:c="3"/>|</text:p>
      <text:p text:style-name="P2">| recyclable <text:s/>| enum <text:s text:c="3"/>|</text:p>
      <text:p text:style-name="P2">+-------------+---------+</text:p>
      <text:p text:style-name="P2">product_id is the primary key (column with unique values) for this table.</text:p>
      <text:p text:style-name="P2">low_fats is an ENUM (category) of type ('Y', 'N') where 'Y' means this product is low fat and 'N' means it is not.</text:p>
      <text:p text:style-name="P1">recyclable is an ENUM (category) of types ('Y', 'N') where 'Y' means this product is recyclable and 'N' means it is not.</text:p>
      <text:p text:style-name="P7"> </text:p>
      <text:p text:style-name="P7">Write a solution to find the ids of products that are both low fat and recyclable.</text:p>
      <text:p text:style-name="P8"><text:span text:style-name="T1">Return the result table in </text:span><text:span text:style-name="Strong_20_Emphasis"><text:span text:style-name="T1">any order</text:span></text:span><text:span text:style-name="T1">.</text:span></text:p>
      <text:p text:style-name="P7">The result format is in the following example.</text:p>
      <text:p text:style-name="P7"> </text:p>
      <text:p text:style-name="P8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2">Products table:</text:p>
      <text:p text:style-name="P2">+-------------+----------+------------+</text:p>
      <text:p text:style-name="P2">| product_id <text:s/>| low_fats | recyclable |</text:p>
      <text:p text:style-name="P2">+-------------+----------+------------+</text:p>
      <text:p text:style-name="P2">| 0 <text:s text:c="10"/>| Y <text:s text:c="7"/>| N <text:s text:c="9"/>|</text:p>
      <text:p text:style-name="P2">| 1 <text:s text:c="10"/>| Y <text:s text:c="7"/>| Y <text:s text:c="9"/>|</text:p>
      <text:p text:style-name="P2">| 2 <text:s text:c="10"/>| N <text:s text:c="7"/>| Y <text:s text:c="9"/>|</text:p>
      <text:p text:style-name="P2">| 3 <text:s text:c="10"/>| Y <text:s text:c="7"/>| Y <text:s text:c="9"/>|</text:p>
      <text:p text:style-name="P2">| 4 <text:s text:c="10"/>| N <text:s text:c="7"/>| N <text:s text:c="9"/>|</text:p>
      <text:p text:style-name="P2">+-------------+----------+------------+</text:p>
      <text:p text:style-name="P4"><text:span text:style-name="Strong_20_Emphasis"><text:span text:style-name="T1">Output:</text:span></text:span><text:span text:style-name="T1"> </text:span></text:p>
      <text:p text:style-name="P2">+-------------+</text:p>
      <text:p text:style-name="P2">| product_id <text:s/>|</text:p>
      <text:p text:style-name="P2">+-------------+</text:p>
      <text:p text:style-name="P2">| 1 <text:s text:c="10"/>|</text:p>
      <text:p text:style-name="P2"><text:soft-page-break/>| 3 <text:s text:c="10"/>|</text:p>
      <text:p text:style-name="P2">+-------------+</text:p>
      <text:p text:style-name="P3"><text:span text:style-name="Strong_20_Emphasis"><text:span text:style-name="T1">Explanation:</text:span></text:span><text:span text:style-name="T1"> Only products 1 and 3 are both low fat and recyclable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0T23:03:06.840000000</dc:date>
    <meta:editing-duration>PT10S</meta:editing-duration>
    <meta:editing-cycles>1</meta:editing-cycles>
    <meta:document-statistic meta:table-count="0" meta:image-count="0" meta:object-count="0" meta:page-count="2" meta:paragraph-count="43" meta:word-count="221" meta:character-count="1291" meta:non-whitespace-character-count="955"/>
    <meta:generator>LibreOffice/7.2.2.2$Windows_X86_64 LibreOffice_project/02b2acce88a210515b4a5bb2e46cbfb63fe97d56</meta:generator>
  </office:meta>
</office:document-meta>
</file>